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3cm" svg:height="1.2cm" svg:x="1.4cm" svg:y="9.1cm">
          <text:p text:style-name="P1"><text:span text:style-name="T1">AE = Asymmetric Encryption</text:span><text:span text:style-name="T1"><text:tab/></text:span><text:span text:style-name="T1"><text:tab/></text:span><text:span text:style-name="T1">SE = Symmetric Encryption</text:span></text:p>
          <text:p text:style-name="P1"><text:span text:style-name="T1">pk = data encryption public key</text:span><text:span text:style-name="T1"><text:tab/></text:span><text:span text:style-name="T1"><text:tab/></text:span><text:span text:style-name="T1">k# = ephemeral symmetric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1cm" svg:x="1.3cm" svg:y="2.1cm">
          <text:p text:style-name="P3"><text:span text:style-name="T2">[(g</text:span><text:span text:style-name="T3">1</text:span><text:span text:style-name="T2">',h</text:span><text:span text:style-name="T3">1</text:span><text:span text:style-name="T2">'), … , (g</text:span><text:span text:style-name="T3">n-1</text:span><text:span text:style-name="T2">',h</text:span><text:span text:style-name="T3">n-1</text:span><text:span text:style-name="T2">')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cm" svg:x="1.3cm" svg:y="4cm">
          <text:p text:style-name="P3"><text:span text:style-name="T2">(g</text:span><text:span text:style-name="T3">n</text:span><text:span text:style-name="T2">',h</text:span><text:span text:style-name="T3">n</text:span><text:span text:style-name="T2">'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81cm" svg:height="0.98cm" svg:x="1.319cm" svg:y="7.82cm">
          <text:p text:style-name="P3"><text:span text:style-name="T2">SE</text:span><text:span text:style-name="T3">k1</text:span><text:span text:style-name="T2">(Data)</text:span></text:p>
          <draw:enhanced-geometry svg:viewBox="0 0 21600 21600" draw:type="rectangle" draw:enhanced-path="M 0 0 L 21600 0 21600 21600 0 21600 0 0 Z N"/>
        </draw:custom-shape>
        <draw:frame draw:style-name="gr3" draw:layer="layout" svg:width="4.164cm" svg:height="0.962cm" svg:x="1.3cm" svg:y="1.138cm">
          <draw:text-box>
            <text:p>Routing keys</text:p>
          </draw:text-box>
        </draw:frame>
        <draw:custom-shape draw:style-name="gr2" draw:text-style-name="P3" draw:layer="layout" svg:width="6.7cm" svg:height="1cm" svg:x="9.6cm" svg:y="2.1cm">
          <text:p text:style-name="P3"><text:span text:style-name="T2">[(g</text:span><text:span text:style-name="T3">1</text:span><text:span text:style-name="T2">'',h</text:span><text:span text:style-name="T3">1</text:span><text:span text:style-name="T2">''), … , (g</text:span><text:span text:style-name="T3">n-1</text:span><text:span text:style-name="T2">'',h</text:span><text:span text:style-name="T3">n-1</text:span><text:span text:style-name="T2">'')]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cm" svg:y1="2.6cm" svg:x2="9.6cm" svg:y2="2.6cm">
          <text:p/>
        </draw:line>
        <draw:frame draw:style-name="gr3" draw:layer="layout" svg:width="8.2cm" svg:height="0.962cm" svg:x="1.3cm" svg:y="3.1cm">
          <draw:text-box>
            <text:p>Data encryption public key</text:p>
          </draw:text-box>
        </draw:frame>
        <draw:line draw:style-name="gr4" draw:text-style-name="P4" draw:layer="layout" svg:x1="3.9cm" svg:y1="4.5cm" svg:x2="9.6cm" svg:y2="4.5cm">
          <text:p/>
        </draw:line>
        <draw:custom-shape draw:style-name="gr2" draw:text-style-name="P3" draw:layer="layout" svg:width="2.699cm" svg:height="1cm" svg:x="1.3cm" svg:y="5.9cm">
          <text:p text:style-name="P3"><text:span text:style-name="T2">AE</text:span><text:span text:style-name="T3">pk</text:span><text:span text:style-name="T2">(k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cm" svg:x="9.6cm" svg:y="4cm">
          <text:p text:style-name="P3"><text:span text:style-name="T2">(g</text:span><text:span text:style-name="T3">n</text:span><text:span text:style-name="T2">'',h</text:span><text:span text:style-name="T3">n</text:span><text:span text:style-name="T2">'')</text:span></text:p>
          <draw:enhanced-geometry svg:viewBox="0 0 21600 21600" draw:type="rectangle" draw:enhanced-path="M 0 0 L 21600 0 21600 21600 0 21600 0 0 Z N"/>
        </draw:custom-shape>
        <draw:frame draw:style-name="gr3" draw:layer="layout" svg:width="8.2cm" svg:height="0.962cm" svg:x="1.3cm" svg:y="5cm">
          <draw:text-box>
            <text:p>Hybrid headers</text:p>
          </draw:text-box>
        </draw:frame>
        <draw:line draw:style-name="gr4" draw:text-style-name="P4" draw:layer="layout" svg:x1="4cm" svg:y1="6.4cm" svg:x2="9.6cm" svg:y2="6.4cm">
          <text:p/>
        </draw:line>
        <draw:custom-shape draw:style-name="gr2" draw:text-style-name="P3" draw:layer="layout" svg:width="2.699cm" svg:height="1cm" svg:x="9.601cm" svg:y="5.9cm">
          <text:p text:style-name="P3"><text:span text:style-name="T2">AE</text:span><text:span text:style-name="T3">pk</text:span><text:span text:style-name="T2">(k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9cm" svg:height="1cm" svg:x="12.301cm" svg:y="5.9cm">
          <text:p text:style-name="P5"><text:span text:style-name="T2">SE</text:span><text:span text:style-name="T3">k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43cm" svg:height="0.783cm" svg:x="13.657cm" svg:y="6.017cm">
          <text:p text:style-name="P4"><text:span text:style-name="T2">AE</text:span><text:span text:style-name="T3">pk</text:span><text:span text:style-name="T2">(k1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3" draw:layer="layout" svg:width="2.1cm" svg:height="0.962cm" svg:x="1.3cm" svg:y="6.9cm">
          <draw:text-box>
            <text:p>Data</text:p>
          </draw:text-box>
        </draw:frame>
        <draw:line draw:style-name="gr4" draw:text-style-name="P4" draw:layer="layout" svg:x1="4.1cm" svg:y1="8.3cm" svg:x2="9.5cm" svg:y2="8.3cm">
          <text:p/>
        </draw:line>
        <draw:custom-shape draw:style-name="gr2" draw:text-style-name="P3" draw:layer="layout" svg:width="4.381cm" svg:height="0.98cm" svg:x="9.519cm" svg:y="7.8cm">
          <text:p text:style-name="P5"><text:span text:style-name="T2">SE</text:span><text:span text:style-name="T3">k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81cm" svg:height="0.8cm" svg:x="10.819cm" svg:y="7.9cm">
          <text:p text:style-name="P3"><text:span text:style-name="T2">SE</text:span><text:span text:style-name="T3">k1</text:span><text:span text:style-name="T2">(Data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7:05:06</meta:creation-date>
    <dc:date>2013-05-12T17:49:06</dc:date>
    <dc:creator>Luke </dc:creator>
    <meta:editing-duration>PT13M30S</meta:editing-duration>
    <meta:editing-cycles>1</meta:editing-cycles>
    <meta:document-statistic meta:object-count="20"/>
    <meta:generator>LibreOffice/3.5$Linux_x86 LibreOffice_project/350m1$Build-2</meta:generator>
  </office:meta>
</office:document-meta>
</file>